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fr" fo:country="FR" fo:font-weight="bold" officeooo:rsid="001c7562" officeooo:paragraph-rsid="001c7562" style:font-size-asian="14pt" style:font-weight-asian="bold" style:font-size-complex="14pt" style:font-weight-complex="bold"/>
    </style:style>
    <style:style style:name="P2" style:family="paragraph" style:parent-style-name="Standard">
      <style:text-properties fo:language="fr" fo:country="FR" officeooo:rsid="001f3800" officeooo:paragraph-rsid="001f3800" style:font-size-asian="10.5pt"/>
    </style:style>
    <style:style style:name="P3" style:family="paragraph" style:parent-style-name="Standard">
      <style:text-properties fo:language="fr" fo:country="FR" fo:font-weight="bold" officeooo:rsid="001c7562" officeooo:paragraph-rsid="001c7562" style:font-weight-asian="bold" style:font-weight-complex="bold"/>
    </style:style>
    <style:style style:name="P4" style:family="paragraph" style:parent-style-name="Standard">
      <style:text-properties fo:language="fr" fo:country="FR" officeooo:rsid="001c7562" officeooo:paragraph-rsid="001c7562"/>
    </style:style>
    <style:style style:name="P5" style:family="paragraph" style:parent-style-name="Standard">
      <style:text-properties fo:language="fr" fo:country="FR" style:text-underline-style="solid" style:text-underline-width="auto" style:text-underline-color="font-color" officeooo:rsid="001c7562" officeooo:paragraph-rsid="001c7562"/>
    </style:style>
    <style:style style:name="P6" style:family="paragraph" style:parent-style-name="Standard">
      <style:text-properties fo:language="fr" fo:country="FR" style:text-underline-style="none" officeooo:rsid="001c7562" officeooo:paragraph-rsid="001c7562"/>
    </style:style>
    <style:style style:name="P7" style:family="paragraph" style:parent-style-name="Standard">
      <style:text-properties fo:language="fr" fo:country="FR" officeooo:paragraph-rsid="001c7562"/>
    </style:style>
    <style:style style:name="P8" style:family="paragraph" style:parent-style-name="Standard">
      <style:text-properties fo:language="fr" fo:country="FR" officeooo:rsid="001d2c37" officeooo:paragraph-rsid="001d2c37"/>
    </style:style>
    <style:style style:name="P9" style:family="paragraph" style:parent-style-name="Standard">
      <style:text-properties fo:language="fr" fo:country="FR" officeooo:rsid="001da9cf" officeooo:paragraph-rsid="001da9cf"/>
    </style:style>
    <style:style style:name="P10" style:family="paragraph" style:parent-style-name="Standard">
      <style:text-properties officeooo:paragraph-rsid="001c7562"/>
    </style:style>
    <style:style style:name="P11" style:family="paragraph" style:parent-style-name="Standard">
      <style:paragraph-properties fo:margin-top="0in" fo:margin-bottom="0.1965in" loext:contextual-spacing="false"/>
      <style:text-properties fo:language="fr" fo:country="FR" officeooo:rsid="001f3800" officeooo:paragraph-rsid="001f8c97" style:font-size-asian="10.5pt"/>
    </style:style>
    <style:style style:name="P12" style:family="paragraph" style:parent-style-name="Preformatted_20_Text">
      <style:text-properties fo:language="fr" fo:country="FR" officeooo:rsid="001c7562" officeooo:paragraph-rsid="001c7562" style:font-size-asian="10.5pt"/>
    </style:style>
    <style:style style:name="P13" style:family="paragraph" style:parent-style-name="Preformatted_20_Text">
      <style:text-properties fo:language="fr" fo:country="FR" officeooo:rsid="001c7562" officeooo:paragraph-rsid="001f8c97" style:font-size-asian="10.5pt"/>
    </style:style>
    <style:style style:name="P14" style:family="paragraph" style:parent-style-name="Preformatted_20_Text">
      <style:text-properties officeooo:paragraph-rsid="001f8c97"/>
    </style:style>
    <style:style style:name="P15" style:family="paragraph" style:parent-style-name="Preformatted_20_Text">
      <style:paragraph-properties fo:margin-top="0in" fo:margin-bottom="0.1965in" loext:contextual-spacing="false"/>
    </style:style>
    <style:style style:name="P16" style:family="paragraph" style:parent-style-name="Preformatted_20_Text">
      <style:paragraph-properties fo:margin-top="0in" fo:margin-bottom="0.1965in" loext:contextual-spacing="false"/>
      <style:text-properties officeooo:rsid="001f3800" officeooo:paragraph-rsid="001f8c97"/>
    </style:style>
    <style:style style:name="P17" style:family="paragraph" style:parent-style-name="Preformatted_20_Text">
      <style:paragraph-properties fo:margin-top="0in" fo:margin-bottom="0.1965in" loext:contextual-spacing="false"/>
      <style:text-properties fo:language="fr" fo:country="FR" officeooo:rsid="001c7562" officeooo:paragraph-rsid="001f8c97" style:font-size-asian="10.5pt"/>
    </style:style>
    <style:style style:name="P18" style:family="paragraph" style:parent-style-name="Preformatted_20_Text">
      <style:paragraph-properties fo:margin-top="0in" fo:margin-bottom="0.1965in" loext:contextual-spacing="false"/>
      <style:text-properties fo:language="fr" fo:country="FR" officeooo:rsid="001c7562" officeooo:paragraph-rsid="00209000" style:font-size-asian="10.5pt"/>
    </style:style>
    <style:style style:name="P19" style:family="paragraph" style:parent-style-name="Preformatted_20_Text">
      <style:paragraph-properties fo:margin-top="0in" fo:margin-bottom="0.1965in" loext:contextual-spacing="false"/>
      <style:text-properties fo:font-size="12pt" officeooo:rsid="001f3800" officeooo:paragraph-rsid="001f8c97" style:font-size-asian="12pt" style:font-size-complex="12pt"/>
    </style:style>
    <style:style style:name="P20" style:family="paragraph" style:parent-style-name="Preformatted_20_Text">
      <style:paragraph-properties fo:margin-top="0in" fo:margin-bottom="0.1965in" loext:contextual-spacing="false"/>
      <style:text-properties officeooo:paragraph-rsid="00212bd7"/>
    </style:style>
    <style:style style:name="T1" style:family="text">
      <style:text-properties officeooo:rsid="001c7562"/>
    </style:style>
    <style:style style:name="T2" style:family="text">
      <style:text-properties fo:language="fr" fo:country="FR" fo:font-weight="bold" officeooo:rsid="001c7562" style:font-weight-asian="bold" style:font-weight-complex="bold"/>
    </style:style>
    <style:style style:name="T3" style:family="text">
      <style:text-properties fo:language="fr" fo:country="FR" fo:font-weight="bold" officeooo:rsid="001c7562" style:font-size-asian="10.5pt" style:font-weight-asian="bold" style:font-weight-complex="bold"/>
    </style:style>
    <style:style style:name="T4" style:family="text">
      <style:text-properties fo:language="fr" fo:country="FR" fo:font-weight="bold" officeooo:rsid="001f3800" style:font-size-asian="10.5pt" style:font-weight-asian="bold" style:font-weight-complex="bold"/>
    </style:style>
    <style:style style:name="T5" style:family="text">
      <style:text-properties fo:language="fr" fo:country="FR" fo:font-weight="bold" officeooo:rsid="00212bd7" style:font-size-asian="10.5pt" style:font-weight-asian="bold" style:font-weight-complex="bold"/>
    </style:style>
    <style:style style:name="T6" style:family="text">
      <style:text-properties officeooo:rsid="001d2c3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7562" style:font-weight-asian="bold" style:font-weight-complex="bold"/>
    </style:style>
    <style:style style:name="T9" style:family="text">
      <style:text-properties fo:font-weight="bold" officeooo:rsid="001f3800" style:font-weight-asian="bold" style:font-weight-complex="bold"/>
    </style:style>
    <style:style style:name="T10" style:family="text">
      <style:text-properties fo:font-weight="bold" officeooo:rsid="001f8c97" style:font-weight-asian="bold" style:font-weight-complex="bold"/>
    </style:style>
    <style:style style:name="T11" style:family="text">
      <style:text-properties fo:font-weight="bold" officeooo:rsid="00209000" style:font-weight-asian="bold" style:font-weight-complex="bold"/>
    </style:style>
    <style:style style:name="T12" style:family="text">
      <style:text-properties fo:font-weight="bold" officeooo:rsid="00212bd7" style:font-weight-asian="bold" style:font-weight-complex="bold"/>
    </style:style>
    <style:style style:name="T13" style:family="text">
      <style:text-properties fo:font-weight="bold" officeooo:rsid="00230e59" style:font-weight-asian="bold" style:font-weight-complex="bold"/>
    </style:style>
    <style:style style:name="T14" style:family="text">
      <style:text-properties fo:font-weight="bold" officeooo:rsid="00255483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f8c97" style:font-weight-asian="normal" style:font-weight-complex="normal"/>
    </style:style>
    <style:style style:name="T17" style:family="text">
      <style:text-properties fo:font-weight="normal" officeooo:rsid="001f3800" style:font-weight-asian="normal" style:font-weight-complex="normal"/>
    </style:style>
    <style:style style:name="T18" style:family="text">
      <style:text-properties fo:font-weight="normal" officeooo:rsid="00209000" style:font-weight-asian="normal" style:font-weight-complex="normal"/>
    </style:style>
    <style:style style:name="T19" style:family="text">
      <style:text-properties officeooo:rsid="001da9cf"/>
    </style:style>
    <style:style style:name="T20" style:family="text">
      <style:text-properties officeooo:rsid="001f3800"/>
    </style:style>
    <style:style style:name="T21" style:family="text">
      <style:text-properties officeooo:rsid="001f8c97"/>
    </style:style>
    <style:style style:name="T22" style:family="text">
      <style:text-properties officeooo:rsid="00209000"/>
    </style:style>
    <style:style style:name="T23" style:family="text">
      <style:text-properties officeooo:rsid="00212b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UTILISATION D’UN SIMULATEUR</text:p>
      <text:p text:style-name="P4"/>
      <text:p text:style-name="P5">TP1 : Norme NMEA</text:p>
      <text:p text:style-name="P5"/>
      <text:p text:style-name="P6"/>
      <text:p text:style-name="P4"><text:span text:style-name="T7">Question 1 :</text:span> Un makefile est un fichier qui définie les régles de compilation. IL est constitué d’une suite de tache qui vont s’executer lors de la compilation.</text:p>
      <text:p text:style-name="P4">Make permet de compiler le programme et genere les fichiers binaires compilés</text:p>
      <text:p text:style-name="P4"/>
      <text:p text:style-name="P10"><text:span text:style-name="T2">Question 2 : </text:span><text:span text:style-name="T15">gcc - Gnu</text:span></text:p>
      <text:p text:style-name="P4"/>
      <text:p text:style-name="P7"><text:span text:style-name="T8">Question 3 :</text:span><text:span text:style-name="T1"> </text:span>est un ensemble de fonctions utilitaires, regroupées et mises à disposition afin de pouvoir être utilisées sans avoir à les réécrire, <text:span text:style-name="T6">ni les recompiler. Certaines d’entre elles peuvent dependre d’autre librairies directement liées aux système.</text:span></text:p>
      <text:p text:style-name="P8">Une librairie ne contiendra pas de fonctions principale (pas de main), donc ne pourra pas etre exécuter comme une application. <text:span text:style-name="T19">En plus en la partageant, elle on doit pouvoir l’utiliser dans d’autre programme.</text:span></text:p>
      <text:p text:style-name="P8"/>
      <text:p text:style-name="P9"><text:span text:style-name="T7">Question 4 :</text:span> </text:p>
      <text:p text:style-name="P2">le contenu de notre fichier <text:span text:style-name="T7">sample.c </text:span><text:span text:style-name="T16"><text:s/>est :</text:span></text:p>
      <text:p text:style-name="P2"/>
      <text:p text:style-name="P12">#include &lt;stdio.h&gt;</text:p>
      <text:p text:style-name="Preformatted_20_Text">#include &lt;stdlib.h&gt;</text:p>
      <text:p text:style-name="Preformatted_20_Text"/>
      <text:p text:style-name="Preformatted_20_Text">int main() {</text:p>
      <text:p text:style-name="Preformatted_20_Text"/>
      <text:p text:style-name="Preformatted_20_Text"><text:s text:c="4"/>printf( "<text:span text:style-name="T19">Hello word</text:span>"); <text:s text:c="2"/></text:p>
      <text:p text:style-name="Preformatted_20_Text"/>
      <text:p text:style-name="Preformatted_20_Text"><text:s text:c="4"/>return <text:span text:style-name="T19">0</text:span>;</text:p>
      <text:p text:style-name="P15">}</text:p>
      <text:p text:style-name="P20"><text:span text:style-name="T20">Pour compiler : </text:span><text:span text:style-name="Teletype"><text:span text:style-name="T3">gcc </text:span></text:span><text:span text:style-name="Teletype"><text:span text:style-name="T9">-Wall </text:span></text:span><text:span text:style-name="Teletype"><text:span text:style-name="T3">-o </text:span></text:span><text:span text:style-name="Teletype"><text:span text:style-name="T4">s</text:span></text:span><text:span text:style-name="Teletype"><text:span text:style-name="T3">ample.</text:span></text:span><text:span text:style-name="Teletype"><text:span text:style-name="T5">o</text:span></text:span><text:span text:style-name="Teletype"><text:span text:style-name="T3"> -</text:span></text:span><text:span text:style-name="Teletype"><text:span text:style-name="T5">c </text:span></text:span><text:span text:style-name="Teletype"><text:span text:style-name="T4">s</text:span></text:span><text:span text:style-name="Teletype"><text:span text:style-name="T3">ample.c</text:span></text:span></text:p>
      <text:p text:style-name="P16"><text:span text:style-name="T7"/></text:p>
      <text:p text:style-name="P19"><text:span text:style-name="T7">Q</text:span><text:span text:style-name="T10">uestion 5:</text:span></text:p>
      <text:p text:style-name="P11">le contenu de notre fichier <text:span text:style-name="T7">sample.c </text:span><text:span text:style-name="T16"><text:s/>est :</text:span></text:p>
      <text:p text:style-name="P13">#include &lt;stdio.h&gt;</text:p>
      <text:p text:style-name="P14">#include &lt;stdlib.h&gt;</text:p>
      <text:p text:style-name="P14"/>
      <text:p text:style-name="P14">int <text:span text:style-name="T21">Affiche</text:span>() {</text:p>
      <text:p text:style-name="P14"/>
      <text:p text:style-name="P14"><text:s text:c="4"/>printf( "<text:span text:style-name="T19">Hello word</text:span>"); <text:s text:c="2"/></text:p>
      <text:p text:style-name="P14"/>
      <text:p text:style-name="P14"><text:s text:c="4"/>return <text:span text:style-name="T19">0</text:span>;</text:p>
      <text:p text:style-name="P17">}</text:p>
      <text:p text:style-name="P18"><text:span text:style-name="Teletype"><text:span text:style-name="T18">pour créer la bibliotehque partagée :</text:span></text:span><text:span text:style-name="Teletype"><text:span text:style-name="T22"> </text:span></text:span></text:p>
      <text:p text:style-name="P20"><text:span text:style-name="Teletype"><text:span text:style-name="T3">gcc </text:span></text:span><text:span text:style-name="Teletype"><text:span text:style-name="T7">-Wall </text:span></text:span><text:span text:style-name="Teletype"><text:span text:style-name="T3">-o </text:span></text:span><text:span text:style-name="Teletype"><text:span text:style-name="T4">s</text:span></text:span><text:span text:style-name="Teletype"><text:span text:style-name="T3">ample.</text:span></text:span><text:span text:style-name="Teletype"><text:span text:style-name="T5">o</text:span></text:span><text:span text:style-name="Teletype"><text:span text:style-name="T3"> -</text:span></text:span><text:span text:style-name="Teletype"><text:span text:style-name="T5">c </text:span></text:span><text:span text:style-name="Teletype"><text:span text:style-name="T4">s</text:span></text:span><text:span text:style-name="Teletype"><text:span text:style-name="T3">ample.c</text:span></text:span></text:p>
      <text:p text:style-name="P18"><text:span text:style-name="Teletype"><text:span text:style-name="T7">gcc -shared </text:span></text:span><text:span text:style-name="Teletype"><text:span text:style-name="T13">samp</text:span></text:span><text:span text:style-name="Teletype"><text:span text:style-name="T14">l</text:span></text:span><text:span text:style-name="Teletype"><text:span text:style-name="T13">e.o </text:span></text:span><text:span text:style-name="Teletype"><text:span text:style-name="T7">-o lib</text:span></text:span><text:span text:style-name="Teletype"><text:span text:style-name="T11">sample.</text:span></text:span><text:span text:style-name="Teletype"><text:span text:style-name="T7">so.</text:span></text:span><text:span text:style-name="Teletype"><text:span text:style-name="T12">1</text:span></text:span><text:span text:style-name="Teletype"><text:span text:style-name="T7">.</text:span></text:span><text:span text:style-name="Teletype"><text:span text:style-name="T12">01</text:span></text:span><text:span text:style-name="Teletype"><text:span text:style-name="T7">.</text:span></text:span><text:span text:style-name="Teletype"><text:span text:style-name="T12">01</text:span></text:span><text:span text:style-name="Teletype"><text:span text:style-name="T7"> -Wl, -soname, lib</text:span></text:span><text:span text:style-name="Teletype"><text:span text:style-name="T12">sample</text:span></text:span><text:span text:style-name="Teletype"><text:span text:style-name="T7">.so.</text:span></text:span><text:span text:style-name="Teletype"><text:span text:style-name="T12">1</text:span></text:span><text:span text:style-name="T7">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7:52:15.810829949</meta:creation-date>
    <dc:date>2021-03-21T18:42:59.578762543</dc:date>
    <meta:editing-duration>PT19M5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200" meta:character-count="1257" meta:non-whitespace-character-count="1057"/>
  </office:meta>
</office:document-meta>
</file>